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103.22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62.93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78mm"/>
    </style:style>
    <style:style style:name="ro7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1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4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8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4" table:default-cell-style-name="ce9"/>
        <table:table-column table:style-name="co25" table:default-cell-style-name="ce9"/>
        <table:table-column table:style-name="co22" table:number-columns-repeated="1002" table:default-cell-style-name="ce9"/>
        <table:table-column table:style-name="co23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4|knows_ironflesh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i5_woodmen_night_guard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b, itm_beorn_staff,itm_long_bearded_axe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4|knows_power_draw_3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archery(210)|wp_melee(150)</text:p>
          </table:table-cell>
          <table:table-cell table:style-name="ce28" office:value-type="string" calcext:value-type="string">
            <text:p>knows_common|knows_athletics_6|knows_power_draw_4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4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5|knows_power_strike_4|knows_ironflesh_5|knows_power_throw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power_strike_5|knows_ironflesh_6|knows_power_throw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8|knows_power_strike_7|knows_ironflesh_9|knows_power_throw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5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3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3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ironflesh_1|knows_power_draw_1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archery(260)|wp_melee(180)</text:p>
          </table:table-cell>
          <table:table-cell table:style-name="ce28" office:value-type="string" calcext:value-type="string">
            <text:p>knows_common|knows_ironflesh_4|knows_power_draw_4|knows_power_strike_2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1|knows_power_strike_1|knows_ironflesh_3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ironflesh_4|knows_power_strike_2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5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un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hun_ox_warrior</text:p>
          </table:table-cell>
          <table:table-cell table:style-name="ce6" office:value-type="string" calcext:value-type="string">
            <text:p>Warrior_of_the_Ox</text:p>
          </table:table-cell>
          <table:table-cell table:style-name="ce6" office:value-type="string" calcext:value-type="string">
            <text:p>Warriors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hun_dorwinion_noble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8" office:value-type="string" calcext:value-type="string">
            <text:p>attr_evil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f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3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f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f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2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f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2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f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4|knows_power_draw_2|knows_power_strike_2|knows_ironflesh_3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f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6|knows_power_draw_4|knows_power_strike_4|knows_ironflesh_5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4|knows_power_strike_3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dwarf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5|knows_power_strike_4|knows_ironflesh_5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ron_hills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6|knows_power_strike_6|knows_ironflesh_7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n_lev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bad,</text:p>
          </table:table-cell>
          <table:table-cell table:style-name="ce16" office:value-type="string" calcext:value-type="string">
            <text:p>itm_gon_jerkin,itm_white_tunic_a,</text:p>
          </table:table-cell>
          <table:table-cell table:style-name="ce21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n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on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_bad,</text:p>
          </table:table-cell>
          <table:table-cell table:style-name="ce16" office:value-type="string" calcext:value-type="string">
            <text:p>itm_gon_footman,</text:p>
          </table:table-cell>
          <table:table-cell table:style-name="ce22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5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7"/>
          <table:table-cell table:style-name="ce8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3">
          <table:table-cell table:style-name="ce6" office:value-type="string" calcext:value-type="string">
            <text:p>i4_gon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2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on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1_gon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itm_gondor_infantry_helm,</text:p>
          </table:table-cell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gon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n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on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n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_good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gon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3">
          <table:table-cell table:style-name="ce6" office:value-type="string" calcext:value-type="string">
            <text:p>a3_gon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bad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on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on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good,</text:p>
          </table:table-cell>
          <table:table-cell table:style-name="ce16" office:value-type="string" calcext:value-type="string">
            <text:p>itm_gon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on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bow_6</text:p>
          </table:table-cell>
          <table:table-cell table:style-name="ce28" office:value-type="string" calcext:value-type="string">
            <text:p>knows_common|knows_athletics_3|knows_power_draw_6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archery(170)|wp(170)</text:p>
          </table:table-cell>
          <table:table-cell table:style-name="ce28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ithilien_vet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(220)</text:p>
          </table:table-cell>
          <table:table-cell table:style-name="ce28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master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melee(320)|wp_archery(300)</text:p>
          </table:table-cell>
          <table:table-cell table:style-name="ce28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7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7</text:p>
          </table:table-cell>
          <table:table-cell table:style-name="ce28" office:value-type="string" calcext:value-type="string">
            <text:p>wp_tier_7</text:p>
          </table:table-cell>
          <table:table-cell table:style-name="ce28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oss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oss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ss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ss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ss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polearm(120)|wp(200)</text:p>
          </table:table-cell>
          <table:table-cell table:style-name="ce28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ss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el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el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thro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el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dor_javelin,itm_gon_tab_shield_a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thro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pel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pel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pel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pel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itm_gondor_javelin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am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am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m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am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am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lam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m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3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4|knows_power_draw_4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6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blackroot_hunter</text:p>
          </table:table-cell>
          <table:table-cell table:style-name="ce6" office:value-type="string" calcext:value-type="string">
            <text:p>Hunter_of_Blackroot_Vale</text:p>
          </table:table-cell>
          <table:table-cell table:style-name="ce6" office:value-type="string" calcext:value-type="string">
            <text:p>Hunters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_ba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melee(200)|wp_archery(200)</text:p>
          </table:table-cell>
          <table:table-cell table:style-name="ce28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good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_bad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_good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(360)</text:p>
          </table:table-cell>
          <table:table-cell table:style-name="ce28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1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1</text:p>
          </table:table-cell>
          <table:table-cell table:style-name="ce28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500)</text:p>
          </table:table-cell>
          <table:table-cell table:style-name="ce28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rohan_shoe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1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itm_mirkwood_armor_d,</text:p>
          </table:table-cell>
          <table:table-cell table:style-name="ce16"/>
          <table:table-cell table:style-name="ce17" office:value-type="string" calcext:value-type="string">
            <text:p>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eran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6|knows_power_draw_6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master_archer</text:p>
          </table:table-cell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Master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reenwood_chosen_marksman</text:p>
          </table:table-cell>
          <table:table-cell table:style-name="ce6" office:value-type="string" calcext:value-type="string">
            <text:p>Thranduil's_Chosen_Marksman</text:p>
          </table:table-cell>
          <table:table-cell table:style-name="ce6" office:value-type="string" calcext:value-type="string">
            <text:p>Thranduil's_Chosen_Marksmen</text:p>
          </table:table-cell>
          <table:table-cell table:style-name="ce12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great_spear,</text:p>
          </table:table-cell>
          <table:table-cell table:style-name="ce17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6|knows_shield_2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8|knows_shield_3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vigilant</text:p>
          </table:table-cell>
          <table:table-cell table:style-name="ce6" office:value-type="string" calcext:value-type="string">
            <text:p>Greenwood_Guardian</text:p>
          </table:table-cell>
          <table:table-cell table:style-name="ce6" office:value-type="string" calcext:value-type="string">
            <text:p>Greenwood_Guardian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9|knows_shield_5|knows_power_draw_6|knows_power_strike_5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reenwood_infantry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itm_mirkwood_helm_b,</text:p>
          </table:table-cell>
          <table:table-cell table:style-name="ce17" office:value-type="string" calcext:value-type="string">
            <text:p>itm_mirkwood_armor_a,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mirkwood_war_spear,itm_mirkwood_short_spear,itm_mirkwood_axe,itm_mirkwood_knif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5|knows_shield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reenwood_vet_infantry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_good,itm_mirkwood_helm_c,</text:p>
          </table:table-cell>
          <table:table-cell table:style-name="ce16" office:value-type="string" calcext:value-type="string">
            <text:p>itm_mirkwood_light_scale,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6|knows_shield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reenwood_elite_infantry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c_good,</text:p>
          </table:table-cell>
          <table:table-cell table:style-name="ce16" office:value-type="string" calcext:value-type="string">
            <text:p>itm_mirkwood_armor_b,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7|knows_shield_4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hieldmaster</text:p>
          </table:table-cell>
          <table:table-cell table:style-name="ce6" office:value-type="string" calcext:value-type="string">
            <text:p>Thranduil's_Chosen_Shield_Master</text:p>
          </table:table-cell>
          <table:table-cell table:style-name="ce6" office:value-type="string" calcext:value-type="string">
            <text:p>Thranduil's_Chosen_Shield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20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8|knows_shield_6|knows_power_strike_6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pearmaster</text:p>
          </table:table-cell>
          <table:table-cell table:style-name="ce6" office:value-type="string" calcext:value-type="string">
            <text:p>Thranduil's_Chosen_Spear_Master</text:p>
          </table:table-cell>
          <table:table-cell table:style-name="ce6" office:value-type="string" calcext:value-type="string">
            <text:p>Thranduil's_Chosen_Spear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500)</text:p>
          </table:table-cell>
          <table:table-cell table:style-name="ce28" office:value-type="string" calcext:value-type="string">
            <text:p>knows_common|knows_athletics_8|knows_power_strike_7|knows_ironflesh_7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4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4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1</text:p>
          </table:table-cell>
          <table:table-cell table:style-name="ce28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6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melee(280)|wp_archery(240)</text:p>
          </table:table-cell>
          <table:table-cell table:style-name="ce28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melee(310)|wp_archery(270)</text:p>
          </table:table-cell>
          <table:table-cell table:style-name="ce28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360)|wp_archery(300)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3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horse_archery_3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horse_archery_5|knows_riding_6|knows_power_draw_4|knows_power_strike_2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bow_6</text:p>
          </table:table-cell>
          <table:table-cell table:style-name="ce28" office:value-type="string" calcext:value-type="string">
            <text:p>knows_common|knows_horse_archery_7|knows_riding_7|knows_power_dra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3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horse_archery_1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horse_archery_1|knows_riding_3|knows_shield_1|knows_power_throw_2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harad_light_infantry</text:p>
          </table:table-cell>
          <table:table-cell table:style-name="ce6" office:value-type="string" calcext:value-type="string">
            <text:p>Harad_Light_Footman</text:p>
          </table:table-cell>
          <table:table-cell table:style-name="ce6" office:value-type="string" calcext:value-type="string">
            <text:p>Harad_Light_Foot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4|knows_power_strike_4|knows_ironflesh_6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6" office:value-type="string" calcext:value-type="string">
            <text:p>itm_harad_long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strike_5|knows_ironflesh_4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harad_hunt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4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harondor_skirmis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power_throw_4|knows_power_strike_4|knows_ironflesh_3|knows_athletics_8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un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3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un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5|knows_shield_2|knows_power_strike_2|knows_ironflesh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dun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4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shield_3|knows_power_strike_3|knows_ironflesh_4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un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shield_5|knows_power_strike_4|knows_ironflesh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dun_raven_rider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dun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khand_bondsman</text:p>
          </table:table-cell>
          <table:table-cell table:style-name="ce6" office:value-type="string" calcext:value-type="string">
            <text:p>Khand_Bondsman</text:p>
          </table:table-cell>
          <table:table-cell table:style-name="ce6" office:value-type="string" calcext:value-type="string">
            <text:p>Khand_Bondsmen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_bad,</text:p>
          </table:table-cell>
          <table:table-cell table:style-name="ce16" table:number-columns-repeated="2"/>
          <table:table-cell table:style-name="ce16" office:value-type="string" calcext:value-type="string">
            <text:p>itm_spear,itm_khand_mace1,itm_shortened_spear,itm_khand_pit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khand_pit_dog</text:p>
          </table:table-cell>
          <table:table-cell table:style-name="ce6" office:value-type="string" calcext:value-type="string">
            <text:p>Khand_Pit_Dog</text:p>
          </table:table-cell>
          <table:table-cell table:style-name="ce6" office:value-type="string" calcext:value-type="string">
            <text:p>Khand_Pit_Dogs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,itm_khand_inf_helm_a_bad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itm_khand_tulwar,itm_khand_pitsword,</text:p>
          </table:table-cell>
          <table:table-cell table:style-name="ce16" office:value-type="string" calcext:value-type="string">
            <text:p>itm_tab_shield_small_roun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warrior</text:p>
          </table:table-cell>
          <table:table-cell table:style-name="ce6" office:value-type="string" calcext:value-type="string">
            <text:p>Khand_Warrior</text:p>
          </table:table-cell>
          <table:table-cell table:style-name="ce6" office:value-type="string" calcext:value-type="string">
            <text:p>Khand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b,</text:p>
          </table:table-cell>
          <table:table-cell table:style-name="ce16" office:value-type="string" calcext:value-type="string">
            <text:p>itm_khand_light_lam,itm_khand_light_good,itm_khand_foot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axe_winged,itm_khand_tulwar,itm_khand_voulge,</text:p>
          </table:table-cell>
          <table:table-cell table:style-name="ce16" table:number-columns-repeated="2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1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vet_warrior</text:p>
          </table:table-cell>
          <table:table-cell table:style-name="ce6" office:value-type="string" calcext:value-type="string">
            <text:p>Khand_Veteran_Warrior</text:p>
          </table:table-cell>
          <table:table-cell table:style-name="ce6" office:value-type="string" calcext:value-type="string">
            <text:p>Variag_Veteran_Warrio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 itm_khand_inf_helm_c1, itm_khand_inf_helm_c2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itm_khand_tulwar, 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power_throw_4|knows_power_strike_4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war_master</text:p>
          </table:table-cell>
          <table:table-cell table:style-name="ce6" office:value-type="string" calcext:value-type="string">
            <text:p>Variag_Master_of_War</text:p>
          </table:table-cell>
          <table:table-cell table:style-name="ce6" office:value-type="string" calcext:value-type="string">
            <text:p>Variag_Masters_of_Wa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c1_good, itm_khand_inf_helm_c2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power_throw_5|knows_power_strike_5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khand_pony_rider</text:p>
          </table:table-cell>
          <table:table-cell table:style-name="ce6" office:value-type="string" calcext:value-type="string">
            <text:p>Khand_Pony_Rider</text:p>
          </table:table-cell>
          <table:table-cell table:style-name="ce6" office:value-type="string" calcext:value-type="string">
            <text:p>Khand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26"/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khand_horseman</text:p>
          </table:table-cell>
          <table:table-cell table:style-name="ce6" office:value-type="string" calcext:value-type="string">
            <text:p>Khand_Horseman</text:p>
          </table:table-cell>
          <table:table-cell table:style-name="ce6" office:value-type="string" calcext:value-type="string">
            <text:p>Khand_Horsemen</text:p>
          </table:table-cell>
          <table:table-cell table:style-name="ce12" office:value-type="string" calcext:value-type="string">
            <text:p>tf_evil_man| tf_mounted|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a_good, itm_khand_cav_helm_a, </text:p>
          </table:table-cell>
          <table:table-cell table:style-name="ce16" office:value-type="string" calcext:value-type="string">
            <text:p>itm_khand_med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khand_heavy_horseman</text:p>
          </table:table-cell>
          <table:table-cell table:style-name="ce6" office:value-type="string" calcext:value-type="string">
            <text:p>Khand_Heavy_Horseman</text:p>
          </table:table-cell>
          <table:table-cell table:style-name="ce6" office:value-type="string" calcext:value-type="string">
            <text:p>Khand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, 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kataphrakt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_good, </text:p>
          </table:table-cell>
          <table:table-cell table:style-name="ce16" office:value-type="string" calcext:value-type="string">
            <text:p>itm_khand_med_lam_good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mace1, 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lance_kataphrak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c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halberdier</text:p>
          </table:table-cell>
          <table:table-cell table:style-name="ce6" office:value-type="string" calcext:value-type="string">
            <text:p>Khand_Glaiveman</text:p>
          </table:table-cell>
          <table:table-cell table:style-name="ce6" office:value-type="string" calcext:value-type="string">
            <text:p>Khand_Glaiv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, itm_khand_inf_helm_d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halberd_master</text:p>
          </table:table-cell>
          <table:table-cell table:style-name="ce6" office:value-type="string" calcext:value-type="string">
            <text:p>Variag_Halberd_Master</text:p>
          </table:table-cell>
          <table:table-cell table:style-name="ce6" office:value-type="string" calcext:value-type="string">
            <text:p>Variag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itm_khand_inf_helm_d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power_strike_4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pitfighter</text:p>
          </table:table-cell>
          <table:table-cell table:style-name="ce6" office:value-type="string" calcext:value-type="string">
            <text:p>Khand_Pit_Fighter</text:p>
          </table:table-cell>
          <table:table-cell table:style-name="ce6" office:value-type="string" calcext:value-type="string">
            <text:p>Khand_Pit_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_mask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variag_gladiator_shield,itm_tab_shield_small_roun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throw_2|knows_power_strike_3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pit_champion</text:p>
          </table:table-cell>
          <table:table-cell table:style-name="ce6" office:value-type="string" calcext:value-type="string">
            <text:p>Khand_Pit_Champion</text:p>
          </table:table-cell>
          <table:table-cell table:style-name="ce6" office:value-type="string" calcext:value-type="string">
            <text:p>Khand_Pit_Champion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easterling_hawk_shield,itm_variag_gladiator_shield,itm_tab_shield_small_roun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pit_master</text:p>
          </table:table-cell>
          <table:table-cell table:style-name="ce6" office:value-type="string" calcext:value-type="string">
            <text:p>Variag_Master_of_the_Pits</text:p>
          </table:table-cell>
          <table:table-cell table:style-name="ce6" office:value-type="string" calcext:value-type="string">
            <text:p>Variag_Masters_of_the_Pit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khand_trident,itm_easterling_hawk_shiel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throw_4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khand_skirmisher</text:p>
          </table:table-cell>
          <table:table-cell table:style-name="ce6" office:value-type="string" calcext:value-type="string">
            <text:p>Khand_Skirmisher</text:p>
          </table:table-cell>
          <table:table-cell table:style-name="ce6" office:value-type="string" calcext:value-type="string">
            <text:p>Khand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khand_vet_skirmisher</text:p>
          </table:table-cell>
          <table:table-cell table:style-name="ce6" office:value-type="string" calcext:value-type="string">
            <text:p>Khand_Veteran_Skirmisher</text:p>
          </table:table-cell>
          <table:table-cell table:style-name="ce6" office:value-type="string" calcext:value-type="string">
            <text:p>Khand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 itm_khand_cav_helm_b,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khand_heavy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b_good,</text:p>
          </table:table-cell>
          <table:table-cell table:style-name="ce16" office:value-type="string" calcext:value-type="string">
            <text:p>itm_khand_heavy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shield_2|knows_power_throw_3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8|knows_shield_4|knows_power_strike_4|knows_ironflesh_3|knows_power_throw_5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6" office:value-type="string" calcext:value-type="string">
            <text:p>itm_corsair_sword,itm_umb_shiel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3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archery(170) | wp_melee(200)</text:p>
          </table:table-cell>
          <table:table-cell table:style-name="ce28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archery(170) | wp_melee(200)</text:p>
          </table:table-cell>
          <table:table-cell table:style-name="ce28" office:value-type="string" calcext:value-type="string">
            <text:p>knows_common|knows_athletics_8|knows_power_draw_5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4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i1_isen_orc_snaga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1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orc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2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3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2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3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3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3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3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4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isen_wolf_rider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isen_warg_rider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isen_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isen_uruk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athletics_4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isen_large_uruk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athletics_6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sen_fighting_uruk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athletics_7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sen_uruk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8" office:value-type="string" calcext:value-type="string">
            <text:p>attr_evil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isen_uruk_snaga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uruk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uruk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2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fighting_uruk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uruk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2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uruk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3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3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5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58)</text:p>
          </table:table-cell>
          <table:table-cell table:style-name="ce28" office:value-type="string" calcext:value-type="string">
            <text:p>wp(75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61)</text:p>
          </table:table-cell>
          <table:table-cell table:style-name="ce28" office:value-type="string" calcext:value-type="string">
            <text:p>wp(1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61)</text:p>
          </table:table-cell>
          <table:table-cell table:style-name="ce28" office:value-type="string" calcext:value-type="string">
            <text:p>wp(1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8" office:value-type="string" calcext:value-type="string">
            <text:p>str_255| agi_3| int_3| cha_3|level(63)</text:p>
          </table:table-cell>
          <table:table-cell table:style-name="ce28" office:value-type="string" calcext:value-type="string">
            <text:p>wp(2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ldur_orc_snaga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1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2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2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orc_club_d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orc_club_d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riding_1|knows_athletics_7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bow_2</text:p>
          </table:table-cell>
          <table:table-cell table:style-name="ce28" office:value-type="string" calcext:value-type="string">
            <text:p>knows_athletics_1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bow_3</text:p>
          </table:table-cell>
          <table:table-cell table:style-name="ce28" office:value-type="string" calcext:value-type="string">
            <text:p>knows_athletics_2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str_7| agi_7| int_4| cha_4|level(9)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str_9| agi_8| int_4| cha_4|level(17)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3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a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bow_2</text:p>
          </table:table-cell>
          <table:table-cell table:style-name="ce28" office:value-type="string" calcext:value-type="string">
            <text:p>knows_athletics_4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bow_3</text:p>
          </table:table-cell>
          <table:table-cell table:style-name="ce28" office:value-type="string" calcext:value-type="string">
            <text:p>knows_athletics_5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7|knows_power_dra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5|knows_power_strike_4|knows_ironflesh_10|knows_shield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7|knows_power_draw_2|knows_power_thro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8|knows_power_throw_5|knows_power_strike_4|knows_ironflesh_2|knows_shield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8" office:value-type="string" calcext:value-type="string">
            <text:p>str_9| agi_8| int_4| cha_4|level(18)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bow_5</text:p>
          </table:table-cell>
          <table:table-cell table:style-name="ce28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8" office:value-type="string" calcext:value-type="string">
            <text:p>str_9| agi_8| int_4| cha_4|level(18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8|knows_power_throw_6|knows_power_strike_5|knows_ironflesh_4|knows_shield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num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num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num_vet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tactics_1|knows_athletics_2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tactics_1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7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num_vet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dor_num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7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.00.0000</text:date>, <text:time style:data-style-name="N2" text:time-value="17:19:37.77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06T17:21:11.064000000</dc:date>
    <meta:editing-cycles>281</meta:editing-cycles>
    <meta:editing-duration>P3DT3H22M57S</meta:editing-duration>
    <meta:document-statistic meta:table-count="2" meta:cell-count="6730" meta:object-count="0"/>
  </office:meta>
</office:document-meta>
</file>